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1.397cm" svg:x="8.747cm" svg:y="1.50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1.397cm" svg:x="2.143cm" svg:y="2.27cm">
          <text:p text:style-name="P1">Inte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1.397cm" svg:x="4.048cm" svg:y="5.318cm">
          <text:p text:style-name="P1">Identif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29T18:28:56</meta:creation-date>
    <dc:date>2014-09-29T18:40:49</dc:date>
    <meta:editing-duration>P0D</meta:editing-duration>
    <meta:editing-cycles>1</meta:editing-cycles>
    <meta:document-statistic meta:object-count="3"/>
    <meta:generator>LibreOffice/3.5$Linux_X86_64 LibreOffice_project/350m1$Build-2</meta:generator>
  </office:meta>
</office:document-meta>
</file>